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📘</text:span><text:span text:style-name="T2"><text:s/>RAPPORT FINAL<text:s/></text:span><text:span text:style-name="T3">–</text:span><text:span text:style-name="T4"><text:s/>ANALYSE MORPHOLOGIQUE ET CLASSIFICATION DES MANCHOTS</text:span></text:p>
      <text:p text:style-name="P1"><text:span text:style-name="T4">Niveau publication scientifique</text:span></text:p>
      <text:p text:style-name="P1"><text:span text:style-name="T4">1. Introduction</text:span></text:p>
      <text:p text:style-name="P1"><text:span text:style-name="T4">L’objectif de cette étude est d’explorer la structure morphologique des trois espèces de manchots du dataset Palmer Penguins et de développer un pipeline analytique complet combinant :</text:span></text:p>
      <text:p text:style-name="P1"><text:span text:style-name="T4">exploration des données</text:span></text:p>
      <text:p text:style-name="P1"><text:span text:style-name="T4">feature engineering</text:span></text:p>
      <text:p text:style-name="P1"><text:span text:style-name="T4">méthodes non supervisées</text:span></text:p>
      <text:p text:style-name="P1"><text:span text:style-name="T4">modèles supervisés</text:span></text:p>
      <text:p text:style-name="P1"><text:span text:style-name="T4">interprétabilité avancée (SHAP, arbres)</text:span></text:p>
      <text:p text:style-name="P1"><text:span text:style-name="T4">Ce travail illustre comment un dataset simple peut devenir un terrain d’apprentissage avancé lorsqu’il est abordé avec méthode, rigueur et créativité.</text:span></text:p>
      <text:p text:style-name="P1"><text:span text:style-name="T4">2. Description du dataset</text:span></text:p>
      <text:p text:style-name="P1"><text:span text:style-name="T4">Le dataset contient des mesures morphologiques de trois espèces :</text:span></text:p>
      <text:p text:style-name="P1"><text:span text:style-name="T4">Adélie</text:span></text:p>
      <text:p text:style-name="P1"><text:span text:style-name="T4">Chinstrap</text:span></text:p>
      <text:p text:style-name="P1"><text:span text:style-name="T4">Gentoo</text:span></text:p>
      <text:p text:style-name="P1"><text:span text:style-name="T4">Variables principales :</text:span></text:p>
      <text:p text:style-name="P1"><text:span text:style-name="T4">bill_length_mm</text:span></text:p>
      <text:p text:style-name="P1"><text:span text:style-name="T4">bill_depth_mm</text:span></text:p>
      <text:p text:style-name="P1"><text:span text:style-name="T4">flipper_length_mm</text:span></text:p>
      <text:p text:style-name="P1"><text:span text:style-name="T4">body_mass_g</text:span></text:p>
      <text:p text:style-name="P1"><text:span text:style-name="T4">sexe</text:span></text:p>
      <text:p text:style-name="P1"><text:span text:style-name="T4">île d’origine</text:span></text:p>
      <text:p text:style-name="P1"><text:span text:style-name="T4">3. Feature Engineering</text:span></text:p>
      <text:p text:style-name="P1"><text:span text:style-name="T4">Deux variables dérivées ont été créées pour capturer des dimensions morphologiques essentielles :</text:span></text:p>
      <text:p text:style-name="P1"><text:span text:style-name="T4">3.1 bill_ratio = bill_length_mm / bill_depth_mm</text:span></text:p>
      <text:p text:style-name="P1"><text:span text:style-name="T5">→</text:span><text:span text:style-name="T6"><text:s/>mesure la forme du bec (long vs profond)</text:span></text:p>
      <text:p text:style-name="P1"><text:span text:style-name="T6">3.2 bill_area = bill_length_mm × bill_depth_mm</text:span></text:p>
      <text:p text:style-name="P1"><text:span text:style-name="T7">→</text:span><text:span text:style-name="T8"><text:s/>approximation de la surface du bec</text:span></text:p>
      <text:p text:style-name="P1"><text:span text:style-name="T8">Ces deux variables se sont révélées cruciales pour la séparation des espèces.</text:span></text:p>
      <text:p text:style-name="P1"><text:span text:style-name="T8">4. Analyse non supervisée</text:span></text:p>
      <text:p text:style-name="P1"><text:span text:style-name="T8">4.1 PCA (Analyse en Composantes Principales)</text:span></text:p>
      <text:p text:style-name="P1"><text:span text:style-name="T8">Figure 1. Projection PCA 2D des individus selon les espèces.<text:s text:c="2"/></text:span></text:p>
      <text:p text:style-name="P1"><text:span text:style-name="T8">La PCA montre une séparation nette entre Gentoo et les deux autres espèces.</text:span></text:p>
      <text:p text:style-name="P1"><text:span text:style-name="T9">(</text:span><text:span text:style-name="T10">Insérer</text:span><text:span text:style-name="T11"><text:s/></text:span><text:span text:style-name="T12">ici</text:span><text:span text:style-name="T13"><text:s/></text:span><text:span text:style-name="T14">ton</text:span><text:span text:style-name="T15"><text:s/></text:span><text:span text:style-name="T16">image</text:span><text:span text:style-name="T17"><text:s/></text:span><text:span text:style-name="T18">PCA</text:span><text:span text:style-name="T19">)</text:span><text:span text:style-name="T20"/></text:p>
      <text:p text:style-name="P2"><draw:frame text:anchor-type="as-char" svg:width="152.40mm" svg:height="59.00mm" style:rel-width="scale" style:rel-height="scale"><draw:object-ole xlink:href="OleObj1"/><draw:image xlink:href="ObjectReplacements/OleObj1"/></draw:frame><text:span text:style-name="T20"/></text:p>
      <text:p text:style-name="P3"><text:span text:style-name="T20"/></text:p>
      <text:p text:style-name="P3"><text:span text:style-name="T20">4</text:span><text:span text:style-name="T21">.</text:span><text:span text:style-name="T22">2</text:span><text:span text:style-name="T23"><text:s/></text:span><text:span text:style-name="T24">UMAP</text:span></text:p>
      <text:p text:style-name="P3"><text:span text:style-name="T24">Figure</text:span><text:span text:style-name="T25"><text:s/></text:span><text:span text:style-name="T26">2</text:span><text:span text:style-name="T27">.<text:s/></text:span><text:span text:style-name="T28">Projection</text:span><text:span text:style-name="T29"><text:s/></text:span><text:span text:style-name="T30">UMAP</text:span><text:span text:style-name="T31"><text:s/></text:span><text:span text:style-name="T32">révélant</text:span><text:span text:style-name="T33"><text:s/></text:span><text:span text:style-name="T34">trois</text:span><text:span text:style-name="T35"><text:s/></text:span><text:span text:style-name="T36">clusters</text:span><text:span text:style-name="T37"><text:s/></text:span><text:span text:style-name="T38">naturels</text:span><text:span text:style-name="T39"><text:s/></text:span><text:span text:style-name="T40">distincts</text:span><text:span text:style-name="T41">.<text:s text:c="2"/></text:span><text:span text:style-name="T42"/></text:p>
      <text:p text:style-name="P3"><text:span text:style-name="T42">UMAP</text:span><text:span text:style-name="T43"><text:s/></text:span><text:span text:style-name="T44">capture</text:span><text:span text:style-name="T45"><text:s/></text:span><text:span text:style-name="T46">mieux</text:span><text:span text:style-name="T47"><text:s/></text:span><text:span text:style-name="T48">les</text:span><text:span text:style-name="T49"><text:s/></text:span><text:span text:style-name="T50">structures</text:span><text:span text:style-name="T51"><text:s/></text:span><text:span text:style-name="T52">non</text:span><text:span text:style-name="T53"><text:s/></text:span><text:span text:style-name="T54">linéaires</text:span><text:span text:style-name="T55"><text:s/></text:span><text:span text:style-name="T56">que</text:span><text:span text:style-name="T57"><text:s/></text:span><text:span text:style-name="T58">la</text:span><text:span text:style-name="T59"><text:s/></text:span><text:span text:style-name="T60">PCA</text:span><text:span text:style-name="T61">.</text:span><text:span text:style-name="T62"/></text:p>
      <text:p text:style-name="P3"><text:span text:style-name="T62"/></text:p>
      <text:p text:style-name="P3"><text:span text:style-name="T63">(</text:span><text:span text:style-name="T64">Insérer</text:span><text:span text:style-name="T65"><text:s/></text:span><text:span text:style-name="T66">ici</text:span><text:span text:style-name="T67"><text:s/></text:span><text:span text:style-name="T68">ton</text:span><text:span text:style-name="T69"><text:s/></text:span><text:span text:style-name="T70">image</text:span><text:span text:style-name="T71"><text:s/></text:span><text:span text:style-name="T72">UMAP</text:span><text:span text:style-name="T73">)</text:span><text:span text:style-name="T74"/></text:p>
      <text:p text:style-name="P4"><draw:frame text:anchor-type="as-char" svg:width="152.40mm" svg:height="50.54mm" style:rel-width="scale" style:rel-height="scale"><draw:object-ole xlink:href="OleObj2"/><draw:image xlink:href="ObjectReplacements/OleObj2"/></draw:frame><text:span text:style-name="T74"/></text:p>
      <text:p text:style-name="P5"><text:span text:style-name="T74"/></text:p>
      <text:p text:style-name="P5"><text:span text:style-name="T74">4</text:span><text:span text:style-name="T75">.</text:span><text:span text:style-name="T76">3</text:span><text:span text:style-name="T77"><text:s/></text:span><text:span text:style-name="T78">K</text:span><text:span text:style-name="T79">-</text:span><text:span text:style-name="T80">means</text:span></text:p>
      <text:p text:style-name="P5"><text:span text:style-name="T80">Figure</text:span><text:span text:style-name="T81"><text:s/></text:span><text:span text:style-name="T82">3</text:span><text:span text:style-name="T83">.<text:s/></text:span><text:span text:style-name="T84">Matrice</text:span><text:span text:style-name="T85"><text:s/></text:span><text:span text:style-name="T86">de</text:span><text:span text:style-name="T87"><text:s/></text:span><text:span text:style-name="T88">confusion</text:span><text:span text:style-name="T89"><text:s/></text:span><text:span text:style-name="T90">entre</text:span><text:span text:style-name="T91"><text:s/></text:span><text:span text:style-name="T92">clusters</text:span><text:span text:style-name="T93"><text:s/></text:span><text:span text:style-name="T94">K</text:span><text:span text:style-name="T95">-</text:span><text:span text:style-name="T96">means</text:span><text:span text:style-name="T97"><text:s/></text:span><text:span text:style-name="T98">et</text:span><text:span text:style-name="T99"><text:s/></text:span><text:span text:style-name="T100">espèces</text:span><text:span text:style-name="T101"><text:s/></text:span><text:span text:style-name="T102">réelles</text:span><text:span text:style-name="T103">.</text:span><text:span text:style-name="T104"/></text:p>
      <text:p text:style-name="P5"><text:span text:style-name="T104">Gentoo</text:span><text:span text:style-name="T105"><text:s/></text:span><text:span text:style-name="T106">→</text:span><text:span text:style-name="T107"><text:s/></text:span><text:span text:style-name="T108">cluster</text:span><text:span text:style-name="T109"><text:s/></text:span><text:span text:style-name="T110">pur</text:span></text:p>
      <text:p text:style-name="P5"><text:span text:style-name="T110">Adélie</text:span><text:span text:style-name="T111"><text:s/></text:span><text:span text:style-name="T112">→</text:span><text:span text:style-name="T113"><text:s/></text:span><text:span text:style-name="T114">cluster</text:span><text:span text:style-name="T115"><text:s/></text:span><text:span text:style-name="T116">très</text:span><text:span text:style-name="T117"><text:s/></text:span><text:span text:style-name="T118">homogène</text:span></text:p>
      <text:p text:style-name="P5"><text:span text:style-name="T118">Chinstrap</text:span><text:span text:style-name="T119"><text:s/></text:span><text:span text:style-name="T120">→</text:span><text:span text:style-name="T121"><text:s/></text:span><text:span text:style-name="T122">cluster</text:span><text:span text:style-name="T123"><text:s/></text:span><text:span text:style-name="T124">intermédiaire</text:span></text:p>
      <text:p text:style-name="P5"><text:span text:style-name="T125">(</text:span><text:span text:style-name="T126">Insérer</text:span><text:span text:style-name="T127"><text:s/></text:span><text:span text:style-name="T128">ici</text:span><text:span text:style-name="T129"><text:s/></text:span><text:span text:style-name="T130">la</text:span><text:span text:style-name="T131"><text:s/></text:span><text:span text:style-name="T132">matrice</text:span><text:span text:style-name="T133"><text:s/></text:span><text:span text:style-name="T134">de</text:span><text:span text:style-name="T135"><text:s/></text:span><text:span text:style-name="T136">confusion</text:span><text:span text:style-name="T137">)</text:span></text:p>
      <text:p text:style-name="P6"><draw:frame text:anchor-type="as-char" svg:width="152.40mm" svg:height="57.15mm" style:rel-width="scale" style:rel-height="scale"><draw:object-ole xlink:href="OleObj3"/><draw:image xlink:href="ObjectReplacements/OleObj3"/></draw:frame><text:span text:style-name="T138"/></text:p>
      <text:p text:style-name="P7"><text:span text:style-name="T138">4</text:span><text:span text:style-name="T139">.</text:span><text:span text:style-name="T140">4</text:span><text:span text:style-name="T141"><text:s/></text:span><text:span text:style-name="T142">Radar</text:span><text:span text:style-name="T143"><text:s/></text:span><text:span text:style-name="T144">plots</text:span></text:p>
      <text:p text:style-name="P7"><text:span text:style-name="T144">Figure</text:span><text:span text:style-name="T145"><text:s/></text:span><text:span text:style-name="T146">4</text:span><text:span text:style-name="T147">.<text:s/></text:span><text:span text:style-name="T148">Radar</text:span><text:span text:style-name="T149"><text:s/></text:span><text:span text:style-name="T150">plot</text:span><text:span text:style-name="T151"><text:s/></text:span><text:span text:style-name="T152">des</text:span><text:span text:style-name="T153"><text:s/></text:span><text:span text:style-name="T154">clusters</text:span><text:span text:style-name="T155"><text:s/></text:span><text:span text:style-name="T156">K</text:span><text:span text:style-name="T157">-</text:span><text:span text:style-name="T158">means</text:span><text:span text:style-name="T159"><text:s/>(</text:span><text:span text:style-name="T160">features</text:span><text:span text:style-name="T161"><text:s/></text:span><text:span text:style-name="T162">scalées</text:span><text:span text:style-name="T163">).<text:s text:c="2"/></text:span><text:span text:style-name="T164"/></text:p>
      <text:p text:style-name="P7"><text:span text:style-name="T164">Chaque</text:span><text:span text:style-name="T165"><text:s/></text:span><text:span text:style-name="T166">cluster</text:span><text:span text:style-name="T167"><text:s/></text:span><text:span text:style-name="T168">possède</text:span><text:span text:style-name="T169"><text:s/></text:span><text:span text:style-name="T170">une</text:span><text:span text:style-name="T171"><text:s/></text:span><text:span text:style-name="T172">signature</text:span><text:span text:style-name="T173"><text:s/></text:span><text:span text:style-name="T174">morphologique</text:span><text:span text:style-name="T175"><text:s/></text:span><text:span text:style-name="T176">distincte</text:span><text:span text:style-name="T177">.</text:span><text:span text:style-name="T178"/></text:p>
      <text:p text:style-name="P7"><text:span text:style-name="T179">(</text:span><text:span text:style-name="T180">Insérer</text:span><text:span text:style-name="T181"><text:s/></text:span><text:span text:style-name="T182">ici</text:span><text:span text:style-name="T183"><text:s/></text:span><text:span text:style-name="T184">le</text:span><text:span text:style-name="T185"><text:s/></text:span><text:span text:style-name="T186">radar</text:span><text:span text:style-name="T187"><text:s/></text:span><text:span text:style-name="T188">plot</text:span><text:span text:style-name="T189">)</text:span></text:p>
      <text:p text:style-name="P8"><draw:frame text:anchor-type="as-char" svg:width="152.40mm" svg:height="53.45mm" style:rel-width="scale" style:rel-height="scale"><draw:object-ole xlink:href="OleObj4"/><draw:image xlink:href="ObjectReplacements/OleObj4"/></draw:frame><text:span text:style-name="T190"/></text:p>
      <text:p text:style-name="P9"><text:span text:style-name="T190"/></text:p>
      <text:p text:style-name="P9"><text:span text:style-name="T191">5. Modèles supervisés</text:span></text:p>
      <text:p text:style-name="P9"><text:span text:style-name="T191">Trois modèles ont été entraînés :</text:span></text:p>
      <text:p text:style-name="P9"><text:span text:style-name="T191">XGBoost</text:span></text:p>
      <text:p text:style-name="P9"><text:span text:style-name="T191">GradientBoosting</text:span></text:p>
      <text:p text:style-name="P9"><text:span text:style-name="T191">CatBoost</text:span></text:p>
      <text:p text:style-name="P9"><text:span text:style-name="T191">Résultats : 100 % de précision pour les trois modèles</text:span></text:p>
      <text:p text:style-name="P9"><text:span text:style-name="T191">5.1 Courbe d’apprentissage</text:span></text:p>
      <text:p text:style-name="P9"><text:span text:style-name="T191">Figure 5. Courbe d’apprentissage XGBoost.<text:s text:c="2"/></text:span></text:p>
      <text:p text:style-name="P9"><text:span text:style-name="T191">Le modèle généralise parfaitement, sans surapprentissage.</text:span></text:p>
      <text:p text:style-name="P9"><text:span text:style-name="T191">(Insérer ici la courbe d’apprentissage)</text:span></text:p>
      <text:p text:style-name="P10"><draw:frame text:anchor-type="as-char" svg:width="152.40mm" svg:height="97.63mm" style:rel-width="scale" style:rel-height="scale"><draw:object-ole xlink:href="OleObj5"/><draw:image xlink:href="ObjectReplacements/OleObj5"/></draw:frame><text:span text:style-name="T191"/></text:p>
      <text:p text:style-name="P11"><text:span text:style-name="T191">5.2 Frontière de décision</text:span></text:p>
      <text:p text:style-name="P11"><text:span text:style-name="T191">Figure 6. Frontière de décision XGBoost sur PCA 2D.<text:s text:c="2"/></text:span></text:p>
      <text:p text:style-name="P11"><text:span text:style-name="T191">Les frontières sont nettes et cohérentes avec la morphologie.</text:span></text:p>
      <text:p text:style-name="P11"><text:span text:style-name="T191">(Insérer ici la frontière de décision)</text:span></text:p>
      <text:p text:style-name="P12"><draw:frame text:anchor-type="as-char" svg:width="152.40mm" svg:height="126.74mm" style:rel-width="scale" style:rel-height="scale"><draw:object-ole xlink:href="OleObj6"/><draw:image xlink:href="ObjectReplacements/OleObj6"/></draw:frame><text:span text:style-name="T191"/></text:p>
      <text:p text:style-name="P13"><text:span text:style-name="T191"/></text:p>
      <text:p text:style-name="P13"><text:span text:style-name="T191">6. Interprétabilité (SHAP)</text:span></text:p>
      <text:p text:style-name="P13"><text:span text:style-name="T191">6.1 Importance globale</text:span></text:p>
      <text:p text:style-name="P13"><text:span text:style-name="T191">Figure 7. SHAP Summary Plot (Mean Absolute SHAP Value).<text:s text:c="2"/></text:span></text:p>
      <text:p text:style-name="P13"><text:span text:style-name="T191">La variable la plus importante est bill_ratio, confirmant l’impact du feature engineering.</text:span></text:p>
      <text:p text:style-name="P13"><text:span text:style-name="T191">(Insérer ici le SHAP summary)</text:span></text:p>
      <text:p text:style-name="P14"><draw:frame text:anchor-type="as-char" svg:width="152.40mm" svg:height="111.92mm" style:rel-width="scale" style:rel-height="scale"><draw:object-ole xlink:href="OleObj7"/><draw:image xlink:href="ObjectReplacements/OleObj7"/></draw:frame><text:span text:style-name="T191"/></text:p>
      <text:p text:style-name="P14"><text:span text:style-name="T191"/></text:p>
      <text:p text:style-name="P14"><text:span text:style-name="T191">6.2 Interactions</text:span></text:p>
      <text:p text:style-name="P14"><text:span text:style-name="T191">Figure 8. SHAP Interaction Plot pour les îles.<text:s text:c="2"/></text:span></text:p>
      <text:p text:style-name="P14"><text:span text:style-name="T191">Les îles modulent fortement les prédictions.</text:span></text:p>
      <text:p text:style-name="P14"><text:span text:style-name="T191">(Insérer ici le SHAP interaction)</text:span></text:p>
      <text:p text:style-name="P14"><draw:frame text:anchor-type="as-char" svg:width="152.40mm" svg:height="132.29mm" style:rel-width="scale" style:rel-height="scale"><draw:object-ole xlink:href="OleObj8"/><draw:image xlink:href="ObjectReplacements/OleObj8"/></draw:frame><text:span text:style-name="T191"/></text:p>
      <text:p text:style-name="P14"><text:span text:style-name="T191">6.3 SHAP Dependence Plots</text:span></text:p>
      <text:p text:style-name="P14"><text:span text:style-name="T191">Figure 9. SHAP dependence plot pour flipper_length_mm (classe Gentoo).</text:span></text:p>
      <text:p text:style-name="P14"><text:span text:style-name="T191">flipper_length_mm &gt; 205 mm<text:s/></text:span><text:span text:style-name="T192">→</text:span><text:span text:style-name="T193"><text:s/>forte probabilité d’être Gentoo.</text:span></text:p>
      <text:p text:style-name="P14"><text:span text:style-name="T193">(Insérer ici le SHAP dependence flipper)</text:span></text:p>
      <text:p text:style-name="P14"><draw:frame text:anchor-type="as-char" svg:width="152.40mm" svg:height="118.53mm" style:rel-width="scale" style:rel-height="scale"><draw:object-ole xlink:href="OleObj9"/><draw:image xlink:href="ObjectReplacements/OleObj9"/></draw:frame><text:span text:style-name="T193"/></text:p>
      <text:p text:style-name="P14"><text:span text:style-name="T193"/></text:p>
      <text:p text:style-name="P14"><text:span text:style-name="T193">Figure 10. SHAP dependence plot bill_length_mm × bill_depth_mm.<text:s text:c="2"/></text:span></text:p>
      <text:p text:style-name="P14"><text:span text:style-name="T193">Montre la géométrie du bec comme facteur discriminant.</text:span></text:p>
      <text:p text:style-name="P14"><text:span text:style-name="T194">(</text:span><text:span text:style-name="T195">Insérer</text:span><text:span text:style-name="T196"><text:s/></text:span><text:span text:style-name="T197">ici</text:span><text:span text:style-name="T198"><text:s/></text:span><text:span text:style-name="T199">le</text:span><text:span text:style-name="T200"><text:s/></text:span><text:span text:style-name="T201">SHAP</text:span><text:span text:style-name="T202"><text:s/></text:span><text:span text:style-name="T203">dependence</text:span><text:span text:style-name="T204"><text:s/></text:span><text:span text:style-name="T205">bill</text:span><text:span text:style-name="T206">_</text:span><text:span text:style-name="T207">length</text:span><text:span text:style-name="T208"><text:s/>×<text:s/></text:span><text:span text:style-name="T209">bill</text:span><text:span text:style-name="T210">_</text:span><text:span text:style-name="T211">depth</text:span><text:span text:style-name="T212">)</text:span><text:span text:style-name="T213"/></text:p>
      <text:p text:style-name="P14"><draw:frame text:anchor-type="as-char" svg:width="152.40mm" svg:height="104.51mm" style:rel-width="scale" style:rel-height="scale"><draw:object-ole xlink:href="OleObj10"/><draw:image xlink:href="ObjectReplacements/OleObj10"/></draw:frame><text:span text:style-name="T213"/></text:p>
      <text:p text:style-name="P14"><text:span text:style-name="T213"/></text:p>
      <text:p text:style-name="P14"><text:span text:style-name="T213">6</text:span><text:span text:style-name="T214">.</text:span><text:span text:style-name="T215">4</text:span><text:span text:style-name="T216"><text:s/></text:span><text:span text:style-name="T217">Force</text:span><text:span text:style-name="T218"><text:s/></text:span><text:span text:style-name="T219">Plot</text:span></text:p>
      <text:p text:style-name="P14"><text:span text:style-name="T219">Figure</text:span><text:span text:style-name="T220"><text:s/></text:span><text:span text:style-name="T221">11</text:span><text:span text:style-name="T222">.<text:s/></text:span><text:span text:style-name="T223">SHAP</text:span><text:span text:style-name="T224"><text:s/></text:span><text:span text:style-name="T225">Force</text:span><text:span text:style-name="T226"><text:s/></text:span><text:span text:style-name="T227">Plot</text:span><text:span text:style-name="T228"><text:s/></text:span><text:span text:style-name="T229">d’un</text:span><text:span text:style-name="T230"><text:s/></text:span><text:span text:style-name="T231">individu</text:span><text:span text:style-name="T232"><text:s/></text:span><text:span text:style-name="T233">mal</text:span><text:span text:style-name="T234"><text:s/></text:span><text:span text:style-name="T235">classé</text:span><text:span text:style-name="T236">.<text:s text:c="2"/></text:span><text:span text:style-name="T237"/></text:p>
      <text:p text:style-name="P14"><text:span text:style-name="T237">Analyse</text:span><text:span text:style-name="T238"><text:s/></text:span><text:span text:style-name="T239">fine</text:span><text:span text:style-name="T240"><text:s/></text:span><text:span text:style-name="T241">des</text:span><text:span text:style-name="T242"><text:s/></text:span><text:span text:style-name="T243">contributions</text:span><text:span text:style-name="T244"><text:s/></text:span><text:span text:style-name="T245">des</text:span><text:span text:style-name="T246"><text:s/></text:span><text:span text:style-name="T247">features</text:span><text:span text:style-name="T248">.</text:span><text:span text:style-name="T249"/></text:p>
      <text:p text:style-name="P14"><text:span text:style-name="T250">(</text:span><text:span text:style-name="T251">Insérer</text:span><text:span text:style-name="T252"><text:s/></text:span><text:span text:style-name="T253">ici</text:span><text:span text:style-name="T254"><text:s/></text:span><text:span text:style-name="T255">le</text:span><text:span text:style-name="T256"><text:s/></text:span><text:span text:style-name="T257">force</text:span><text:span text:style-name="T258"><text:s/></text:span><text:span text:style-name="T259">plot</text:span><text:span text:style-name="T260">)</text:span><text:span text:style-name="T261"/></text:p>
      <text:p text:style-name="P14"><draw:frame text:anchor-type="as-char" svg:width="152.40mm" svg:height="25.66mm" style:rel-width="scale" style:rel-height="scale"><draw:object-ole xlink:href="OleObj11"/><draw:image xlink:href="ObjectReplacements/OleObj11"/></draw:frame><text:span text:style-name="T261"/></text:p>
      <text:p text:style-name="P14"><text:span text:style-name="T261"/></text:p>
      <text:p text:style-name="P14"><text:span text:style-name="T261">7</text:span><text:span text:style-name="T262">.<text:s/></text:span><text:span text:style-name="T263">Visualisation</text:span><text:span text:style-name="T264"><text:s/></text:span><text:span text:style-name="T265">des</text:span><text:span text:style-name="T266"><text:s/></text:span><text:span text:style-name="T267">arbres</text:span><text:span text:style-name="T268"><text:s/></text:span><text:span text:style-name="T269">XGBoost</text:span></text:p>
      <text:p text:style-name="P14"><text:span text:style-name="T269">Figure</text:span><text:span text:style-name="T270"><text:s/></text:span><text:span text:style-name="T271">12</text:span><text:span text:style-name="T272">.<text:s/></text:span><text:span text:style-name="T273">Premier</text:span><text:span text:style-name="T274"><text:s/></text:span><text:span text:style-name="T275">arbre</text:span><text:span text:style-name="T276"><text:s/></text:span><text:span text:style-name="T277">de</text:span><text:span text:style-name="T278"><text:s/></text:span><text:span text:style-name="T279">décision</text:span><text:span text:style-name="T280"><text:s/></text:span><text:span text:style-name="T281">XGBoost</text:span><text:span text:style-name="T282">.<text:s text:c="2"/></text:span><text:span text:style-name="T283"/></text:p>
      <text:p text:style-name="P14"><text:span text:style-name="T283">Les</text:span><text:span text:style-name="T284"><text:s/></text:span><text:span text:style-name="T285">splits</text:span><text:span text:style-name="T286"><text:s/></text:span><text:span text:style-name="T287">sont</text:span><text:span text:style-name="T288"><text:s/></text:span><text:span text:style-name="T289">simples</text:span><text:span text:style-name="T290">,<text:s/></text:span><text:span text:style-name="T291">cohérents</text:span><text:span text:style-name="T292">,<text:s/></text:span><text:span text:style-name="T293">et</text:span><text:span text:style-name="T294"><text:s/></text:span><text:span text:style-name="T295">utilisent</text:span><text:span text:style-name="T296"><text:s/></text:span><text:span text:style-name="T297">directement</text:span><text:span text:style-name="T298"><text:s/></text:span><text:span text:style-name="T299">les</text:span><text:span text:style-name="T300"><text:s/></text:span><text:span text:style-name="T301">features</text:span><text:span text:style-name="T302"><text:s/></text:span><text:span text:style-name="T303">dérivées</text:span><text:span text:style-name="T304">.</text:span><text:span text:style-name="T305"/></text:p>
      <text:p text:style-name="P14"><text:span text:style-name="T306">(</text:span><text:span text:style-name="T307">Insérer</text:span><text:span text:style-name="T308"><text:s/></text:span><text:span text:style-name="T309">ici</text:span><text:span text:style-name="T310"><text:s/></text:span><text:span text:style-name="T311">l’arbre</text:span><text:span text:style-name="T312"><text:s/></text:span><text:span text:style-name="T313">XGBoost</text:span><text:span text:style-name="T314">)</text:span><text:span text:style-name="T315"/></text:p>
      <text:p text:style-name="P14"><draw:frame text:anchor-type="as-char" svg:width="152.40mm" svg:height="23.81mm" style:rel-width="scale" style:rel-height="scale"><draw:object-ole xlink:href="OleObj12"/><draw:image xlink:href="ObjectReplacements/OleObj12"/></draw:frame><text:span text:style-name="T316"/></text:p>
      <text:p text:style-name="P14"><text:span text:style-name="T316"/></text:p>
      <text:p text:style-name="P15"><text:span text:style-name="T3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